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language="de" fo:country="DE" fo:font-weight="bold" officeooo:rsid="001ac821" officeooo:paragraph-rsid="001ac821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language="de" fo:country="DE" fo:font-weight="normal" officeooo:rsid="001c25bd" officeooo:paragraph-rsid="001c25bd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language="de" fo:country="DE" fo:font-weight="normal" officeooo:rsid="001edb00" officeooo:paragraph-rsid="001edb00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language="de" fo:country="DE" fo:font-weight="normal" officeooo:rsid="00221235" officeooo:paragraph-rsid="00221235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language="de" fo:country="DE" fo:font-weight="normal" officeooo:rsid="002286d0" officeooo:paragraph-rsid="002286d0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language="de" fo:country="DE" fo:font-weight="normal" officeooo:rsid="002afd7f" officeooo:paragraph-rsid="002afd7f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language="de" fo:country="DE" fo:font-weight="normal" officeooo:rsid="002f2f79" officeooo:paragraph-rsid="002f2f79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language="de" fo:country="DE" fo:font-weight="normal" officeooo:rsid="0033a496" officeooo:paragraph-rsid="0033a496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language="de" fo:country="DE" fo:font-weight="normal" officeooo:rsid="00364b23" officeooo:paragraph-rsid="00364b23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language="de" fo:country="DE" fo:font-weight="normal" officeooo:rsid="003fb97d" officeooo:paragraph-rsid="003fb97d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language="de" fo:country="DE" fo:font-weight="normal" officeooo:rsid="0047234f" officeooo:paragraph-rsid="0047234f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language="de" fo:country="DE" fo:font-weight="normal" officeooo:rsid="004ac86e" officeooo:paragraph-rsid="004ac86e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language="de" fo:country="DE" fo:font-weight="normal" officeooo:rsid="004b67bd" officeooo:paragraph-rsid="004b67bd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language="de" fo:country="DE" fo:font-weight="normal" officeooo:rsid="00501e59" officeooo:paragraph-rsid="0058417c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language="de" fo:country="DE" fo:font-weight="normal" officeooo:rsid="00501e59" officeooo:paragraph-rsid="004f003a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fo:language="de" fo:country="DE" fo:font-weight="normal" officeooo:rsid="005b5bd7" officeooo:paragraph-rsid="005b5bd7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fo:language="de" fo:country="DE" fo:font-weight="normal" officeooo:rsid="0060dc40" officeooo:paragraph-rsid="0060dc40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fo:language="de" fo:country="DE" fo:font-weight="normal" officeooo:rsid="0062d00b" officeooo:paragraph-rsid="0062d00b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fo:language="de" fo:country="DE" fo:font-weight="normal" officeooo:rsid="0065b5f1" officeooo:paragraph-rsid="0065b5f1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paragraph-rsid="004f003a"/>
    </style:style>
    <style:style style:name="P21" style:family="paragraph" style:parent-style-name="Text_20_body">
      <style:text-properties fo:font-size="15pt" fo:language="de" fo:country="DE" style:font-size-asian="15pt" style:font-size-complex="15pt"/>
    </style:style>
    <style:style style:name="P22" style:family="paragraph" style:parent-style-name="Heading_20_1">
      <style:paragraph-properties fo:text-align="center" style:justify-single-word="false"/>
      <style:text-properties fo:language="de" fo:country="DE"/>
    </style:style>
    <style:style style:name="T1" style:family="text">
      <style:text-properties officeooo:rsid="001edb00"/>
    </style:style>
    <style:style style:name="T2" style:family="text">
      <style:text-properties officeooo:rsid="0020abcd"/>
    </style:style>
    <style:style style:name="T3" style:family="text">
      <style:text-properties officeooo:rsid="00246032"/>
    </style:style>
    <style:style style:name="T4" style:family="text">
      <style:text-properties officeooo:rsid="002cbfa6"/>
    </style:style>
    <style:style style:name="T5" style:family="text">
      <style:text-properties officeooo:rsid="0031a10f"/>
    </style:style>
    <style:style style:name="T6" style:family="text">
      <style:text-properties officeooo:rsid="00343d0f"/>
    </style:style>
    <style:style style:name="T7" style:family="text">
      <style:text-properties officeooo:rsid="003486a6"/>
    </style:style>
    <style:style style:name="T8" style:family="text">
      <style:text-properties officeooo:rsid="0034a803"/>
    </style:style>
    <style:style style:name="T9" style:family="text">
      <style:text-properties officeooo:rsid="0037aa61"/>
    </style:style>
    <style:style style:name="T10" style:family="text">
      <style:text-properties officeooo:rsid="00412965"/>
    </style:style>
    <style:style style:name="T11" style:family="text">
      <style:text-properties officeooo:rsid="0047eaae"/>
    </style:style>
    <style:style style:name="T12" style:family="text">
      <style:text-properties officeooo:rsid="004b2a8b"/>
    </style:style>
    <style:style style:name="T13" style:family="text">
      <style:text-properties officeooo:rsid="004cbc45"/>
    </style:style>
    <style:style style:name="T14" style:family="text">
      <style:text-properties fo:font-size="15pt" fo:language="de" fo:country="DE" fo:font-weight="normal" officeooo:rsid="004f003a" style:font-size-asian="15pt" style:font-weight-asian="normal" style:font-size-complex="15pt" style:font-weight-complex="normal"/>
    </style:style>
    <style:style style:name="T15" style:family="text">
      <style:text-properties fo:font-size="15pt" fo:language="de" fo:country="DE" fo:font-weight="normal" officeooo:rsid="0053f14c" style:font-size-asian="15pt" style:font-weight-asian="normal" style:font-size-complex="15pt" style:font-weight-complex="normal"/>
    </style:style>
    <style:style style:name="T16" style:family="text">
      <style:text-properties fo:font-size="15pt" fo:language="de" fo:country="DE" fo:font-weight="normal" officeooo:rsid="00501e59" style:font-size-asian="15pt" style:font-weight-asian="normal" style:font-size-complex="15pt" style:font-weight-complex="normal"/>
    </style:style>
    <style:style style:name="T17" style:family="text">
      <style:text-properties officeooo:rsid="0058417c"/>
    </style:style>
    <style:style style:name="T18" style:family="text">
      <style:text-properties officeooo:rsid="005c8ea4"/>
    </style:style>
    <style:style style:name="T19" style:family="text">
      <style:text-properties officeooo:rsid="0062cb9e"/>
    </style:style>
    <style:style style:name="T20" style:family="text">
      <style:text-properties officeooo:rsid="00632db1"/>
    </style:style>
    <style:style style:name="T21" style:family="text">
      <style:text-properties officeooo:rsid="00665ee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Klassen Deutsch</text:h>
      <text:p text:style-name="P1"/>
      <text:p text:style-name="P21">S’excuse<text:span text:style-name="T1">r </text:span>= Entschuldigung</text:p>
      <text:p text:style-name="P2"/>
      <text:p text:style-name="P21"><text:span text:style-name="T7">E</text:span>n retard = <text:span text:style-name="T2">Ich bin zu spät</text:span></text:p>
      <text:p text:style-name="P3"/>
      <text:p text:style-name="P5"><text:span text:style-name="T7">O</text:span>ubli devoir, materiel <text:span text:style-name="T3">= Ich habe meine Hausaufgaben / mein Buch vergessen.</text:span></text:p>
      <text:p text:style-name="P4"><text:s/></text:p>
      <text:p text:style-name="P6"><text:span text:style-name="T7">P</text:span>as compris = <text:span text:style-name="T4">Ich habe nicht verstanden.</text:span></text:p>
      <text:p text:style-name="P6"/>
      <text:p text:style-name="P7"><text:span text:style-name="T6">P</text:span>as fait attention <text:span text:style-name="T5">= Ich habe nicht aufgepasst.</text:span></text:p>
      <text:p text:style-name="P7"/>
      <text:p text:style-name="P8">Demander = <text:span text:style-name="T8">kann ich bitte</text:span></text:p>
      <text:p text:style-name="P8"/>
      <text:p text:style-name="P9">Ouvrir / Fermet la fenêtre <text:span text:style-name="T9">= Das Fenster öffnen / Schlieᵦen.</text:span></text:p>
      <text:p text:style-name="P9"/>
      <text:p text:style-name="P10">Aller aux toilettes / à l‘infirmerie <text:span text:style-name="T10">= zur Toilette / Krankschwester gehen.</text:span></text:p>
      <text:p text:style-name="P10"/>
      <text:p text:style-name="P11">Changer de place <text:span text:style-name="T11">= den Platz wechsen.</text:span></text:p>
      <text:p text:style-name="P11"/>
      <text:p text:style-name="P12">Aider un camarade = <text:span text:style-name="T12">helfen.</text:span></text:p>
      <text:p text:style-name="P12"/>
      <text:p text:style-name="P13">Donner à <text:span text:style-name="T13">quelqun = geben</text:span></text:p>
      <text:p text:style-name="P13"/>
      <text:p text:style-name="P20"><text:span text:style-name="T14">Demander d</text:span><text:span text:style-name="T15">e l‘aide</text:span><text:span text:style-name="T14"> au professeur = </text:span><text:span text:style-name="T16">Können Sie bitte / Würden Sie bitte mir helfen.</text:span></text:p>
      <text:p text:style-name="P15"/>
      <text:p text:style-name="P14">R<text:span text:style-name="T17">épéter la question / phrase = die Frage / den Sätz wiederholen.</text:span></text:p>
      <text:p text:style-name="P14"/>
      <text:p text:style-name="P16">Parler plus lentement <text:span text:style-name="T18">= langsamer sprechen.</text:span></text:p>
      <text:p text:style-name="P16"/>
      <text:p text:style-name="P17">L‘orthographe <text:span text:style-name="T19">= Wie schreibt man ?</text:span></text:p>
      <text:p text:style-name="P17"/>
      <text:p text:style-name="P18">Traduction en français = <text:span text:style-name="T20">Übersetzen / Wie sagt man … auf französisch.</text:span></text:p>
      <text:p text:style-name="P18"/>
      <text:p text:style-name="P19">Tranduction en allemand = Wie sagt man … <text:span text:style-name="T21">auf deutsch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HTML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4T16:17:25.260482468</meta:creation-date>
    <dc:date>2019-09-04T16:30:55.978304907</dc:date>
    <meta:editing-duration>PT12M54S</meta:editing-duration>
    <meta:editing-cycles>79</meta:editing-cycles>
    <meta:generator>LibreOffice/6.3.1.2$Linux_X86_64 LibreOffice_project/30$Build-2</meta:generator>
    <meta:document-statistic meta:table-count="0" meta:image-count="0" meta:object-count="0" meta:page-count="1" meta:paragraph-count="19" meta:word-count="145" meta:character-count="823" meta:non-whitespace-character-count="695"/>
  </office:meta>
</office:document-meta>
</file>